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ña. CARMEN PARICIO HERNANDEZ, Secretaria del Centro Público Integrado de Formación Profesional LOS ENLACES con código de centro 50010314, dirección Cl. Jarque De Moncayo, 10, 50012 Zaragoza (Zaragoza), teléfono 976300804 y correo electrónico cpilosenlaces@educa.aragon.es CERTIFICA: Que MOISÉS ÁLVAREZ DOCÓN con DNI 18453966P, nacido el 26 de junio de 1991, está matriculado en el centro LOS ENLACES en DESARROLLO DE APLICACIONES WEB DE CICLOS FORMATIVOS DE FORMACIÓN PROFESIONAL DE GRADO SUPERIOR, regulado por el Real Decreto 686/2010 (BOE 12/06/2010) y por Orden de 08/07/2011 (BOA 28/07/2011), y 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0:59:51.420721217</meta:creation-date>
    <meta:editing-duration>PT44S</meta:editing-duration>
    <meta:editing-cycles>2</meta:editing-cycles>
    <meta:generator>LibreOffice/5.1.6.2$Linux_X86_64 LibreOffice_project/10m0$Build-2</meta:generator>
    <dc:date>2018-11-18T11:00:27.985689462</dc:date>
    <meta:document-statistic meta:table-count="0" meta:image-count="0" meta:object-count="0" meta:page-count="1" meta:paragraph-count="1" meta:word-count="87" meta:character-count="605" meta:non-whitespace-character-count="519"/>
  </office:meta>
</office:document-meta>
</file>